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CCOLTA DELLE SPECIFICHE DELLA REALTÀ D'INTERESSE</text:p>
      <text:p text:style-name="Standard">-DESCRIZIONE DELLA REALTÀ</text:p>
      <text:p text:style-name="Standard"><text:tab/>La realtà da noi descritta riguarda una gestione di scuole calcio che tiene conto di tutta <text:tab/>l'organizzazione interna delle stesse definendo:</text:p>
      <text:list xml:id="list8342504120423503212" text:style-name="L2">
        <text:list-item>
          <text:p text:style-name="P1">Dipendenti definiti dalle generalità, quindi nome, cognome e codice fiscale che lo caratterizza. I dipendenti sono suddivisi in: <text:s/></text:p>
          <text:list>
            <text:list-item>
              <text:p text:style-name="P1">allenatori, definito dal numero di bambini allenati; </text:p>
            </text:list-item>
            <text:list-item>
              <text:p text:style-name="P1">dirigenti; </text:p>
            </text:list-item>
            <text:list-item>
              <text:p text:style-name="P1">preparatori atletici;</text:p>
            </text:list-item>
            <text:list-item>
              <text:p text:style-name="P1">fisioterapisti.</text:p>
            </text:list-item>
          </text:list>
        </text:list-item>
        <text:list-item>
          <text:p text:style-name="P1">Centri sportivi, caratterizzato dal nome dello stesso e l'indirizzo (composto da via città e civico), esso è formato da;</text:p>
          <text:list>
            <text:list-item>
              <text:p text:style-name="P1">Campi, definiti dal tipo di terreno e dall'identificativo univoco dello stesso;</text:p>
            </text:list-item>
            <text:list-item>
              <text:p text:style-name="P1">Spogliatoi, definito dal numero di docce e dall'identificativo univoco dello stesso.</text:p>
            </text:list-item>
          </text:list>
        </text:list-item>
        <text:list-item>
          <text:p text:style-name="P1">Medici sportivi, definiti dalle generalità, nome e cognome, e caratterizzato dal codice fiscale;</text:p>
        </text:list-item>
        <text:list-item>
          <text:p text:style-name="P1">Bambini, definiti dalle generalità, nome, cognome e l'età, e caratterizzata dal codice fiscale;</text:p>
        </text:list-item>
        <text:list-item>
          <text:p text:style-name="P1">Retta, definita dall'importo e divisa in:</text:p>
          <text:list>
            <text:list-item>
              <text:p text:style-name="P1">Annuale, definita da uno sconto per la retta;</text:p>
            </text:list-item>
            <text:list-item>
              <text:p text:style-name="P1">Mensile.</text:p>
            </text:list-item>
          </text:list>
        </text:list-item>
        <text:list-item>
          <text:p text:style-name="P1">Presidente, definito dalle generalità, nome e cognome, il numero di telefono (supponiamo che si possa avere più di un numero di telefono) e caratterizzato dal codice fiscale;</text:p>
        </text:list-item>
        <text:list-item>
          <text:p text:style-name="P1">Squadra, definita dall'età dei bambini e dall'identificativo univoco</text:p>
        </text:list-item>
      </text:list>
      <text:p text:style-name="Standard"><text:tab/> </text:p>
      <text:p text:style-name="Standard">-SPECIFICHE DELLA REALTÀ D'INSIEME</text:p>
      <text:p text:style-name="Standard">-GLOSSAR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GETTAZIONE CONCETTUALE DELLA BASE DI DATI E DEL MODELLO EER</text:p>
      <text:p text:style-name="Standard">-Entità</text:p>
      <text:p text:style-name="Standard"><text:tab/>-Descrizione significato</text:p>
      <text:p text:style-name="Standard"><text:tab/>-Descrizione dominio dell'attributo (se necessario)</text:p>
      <text:p text:style-name="Standard"><text:tab/>-Identificatori dell'entità (con specifico riferimento alle relazioni e alle entità coinvolte in </text:p>
      <text:p text:style-name="Standard"><text:tab/> <text:s/>eventuali identificazioni esterne)</text:p>
      <text:p text:style-name="Standard">-Relazioni</text:p>
      <text:p text:style-name="Standard"><text:tab/>-Descrizione significato</text:p>
      <text:p text:style-name="Standard"><text:tab/>-Dominio di ogni attributo</text:p>
      <text:p text:style-name="Standard"><text:tab/>-Ruolo della partecipazione di ogni entità coinvolta nelle relazioni mettendo in evidenza il</text:p>
      <text:p text:style-name="Standard"><text:tab/> significato del ruolo (motivando, se necessario, la scelta delle cardinalità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CEDURE</text:p>
      <text:p text:style-name="Standard">Ognuna con una breve descrizione in linguaggio naturale (coprire tutto lo schema concettuale) e il carico applicativo della base di dat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GETTAZIONE LOGICA</text:p>
      <text:p text:style-name="Standard">-Ristrutturazione con opportuna documentazione sulle scelte fatte</text:p>
      <text:p text:style-name="Standard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o Amato</meta:initial-creator>
    <meta:creation-date>2019-12-03T11:11:36.66</meta:creation-date>
    <dc:date>2019-12-03T12:30:06.07</dc:date>
    <dc:creator>Adriano Amato</dc:creator>
    <meta:editing-duration>PT46M41S</meta:editing-duration>
    <meta:editing-cycles>13</meta:editing-cycles>
    <meta:generator>OpenOffice/4.1.7$Win32 OpenOffice.org_project/417m1$Build-9800</meta:generator>
    <meta:document-statistic meta:table-count="0" meta:image-count="0" meta:object-count="0" meta:page-count="4" meta:paragraph-count="37" meta:word-count="291" meta:character-count="2063"/>
  </office:meta>
</office:document-meta>
</file>